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LRun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WeblogicMainClass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Wlclasspath( Path weblogic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Properties( String properties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LRun.setArgs(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Jvmargs(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executeWL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LRun.setPolicy( String security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BEAHome( File bea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PKPassword( String pk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createWL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LRun.setHome( File weblogic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LRun.executeWLS6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WLRun.findSecurityPolicyFile( String defaultSecurityPolic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LRun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un.setName( String 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